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sans1" svg:font-family="Lucidasans"/>
    <style:font-face style:name="Nimbus Roman No9 L" svg:font-family="'Nimbus Roman No9 L'"/>
    <style:font-face style:name="Arial" svg:font-family="Arial" style:font-family-generic="swis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Standard">
      <style:text-properties fo:color="#000000" style:font-name="Courier New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/>
      <style:text-properties fo:color="#000000" style:font-name="Courier New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style:text-autospace="none"/>
      <style:text-properties fo:color="#000000" fo:font-size="10pt" style:font-size-asian="10pt" style:font-size-complex="10pt"/>
    </style:style>
    <style:style style:name="P8" style:family="paragraph" style:parent-style-name="Standard">
      <style:paragraph-properties style:text-autospace="none"/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10.668cm" fo:margin-right="0cm" fo:text-indent="-10.668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10.668cm" fo:margin-right="0cm" fo:text-indent="-10.668cm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11" style:family="paragraph" style:parent-style-name="Standard" style:list-style-name="L1">
      <style:text-properties fo:color="#000000" style:font-name="Times New Roman" fo:font-size="10pt" style:font-size-asian="10pt" style:font-size-complex="10pt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0pt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eci neuronowe uczone bez nauczyciela – uczenie konkurencyjne</text:p>
      <text:p text:style-name="P2"/>
      <text:p text:style-name="P3">Pliki z danymi:</text:p>
      <text:p text:style-name="P2"/>
      <text:p text:style-name="P2"><text:tab/><text:span text:style-name="T1">dane1.txt, dane2.txt, dane3.txt</text:span><text:tab/><text:tab/><text:tab/>– 2 wejścia</text:p>
      <text:p text:style-name="P2"><text:tab/><text:span text:style-name="T1">dane3d1.txt, dane3d2.txt, dane3d3.txt</text:span><text:tab/><text:tab/>– 3 wejścia</text:p>
      <text:p text:style-name="P2"><text:tab/><text:span text:style-name="T1">kapitan_i.txt</text:span><text:tab/><text:tab/><text:tab/><text:tab/><text:tab/><text:tab/>– 3 wejścia</text:p>
      <text:p text:style-name="P2"><text:tab/><text:span text:style-name="T1">diabet_i.txt</text:span><text:tab/><text:tab/><text:tab/><text:tab/><text:tab/><text:tab/>– 8 wejść</text:p>
      <text:p text:style-name="P2"><text:tab/><text:span text:style-name="T1">glass_i.txt</text:span><text:tab/><text:tab/><text:tab/><text:tab/><text:tab/><text:tab/><text:tab/>– 9 wejść</text:p>
      <text:p text:style-name="P2"/>
      <text:p text:style-name="P4">Przykładowy przebieg pracy:</text:p>
      <text:p text:style-name="P2"/>
      <text:p text:style-name="P10">load dane1.txt</text:p>
      <text:p text:style-name="P10">we = dane1';</text:p>
      <text:p text:style-name="P9"><text:span text:style-name="T1">net = newc(minmax(we), 4);</text:span><text:tab/>utwórz sieć z 4 neuronami</text:p>
      <text:p text:style-name="P9"><text:span text:style-name="T1">w = net.IW{1}</text:span><text:tab/>wyświetl początkowe wagi sieci4</text:p>
      <text:p text:style-name="P9"><text:span text:style-name="T1">plot(we(1,:),we(2,:),'b+', w(:,1),w(:,2),'go')</text:span><text:tab/>wykreśl dane (+) i punkty odpowiadające</text:p>
      <text:p text:style-name="P9"><text:span text:style-name="T1">hold on</text:span><text:tab/>wagom sieci (o)</text:p>
      <text:p text:style-name="P9"/>
      <text:p text:style-name="P9"><text:span text:style-name="T1">net.trainParam.epochs = 50;</text:span><text:tab/>ustaw ilość epok uczenia</text:p>
      <text:p text:style-name="P9"><text:span text:style-name="T1">net = train(net, we);</text:span><text:tab/>uczenie sieci</text:p>
      <text:p text:style-name="P9"/>
      <text:p text:style-name="P9"><text:span text:style-name="T1">w = net.IW{1}</text:span><text:tab/>wyświetl wagi sieci po nauczeniu</text:p>
      <text:p text:style-name="P9"><text:span text:style-name="T1">plot(we(1,:),we(2,:),'b+', w(:,1),w(:,2),'ro')</text:span><text:tab/>wykreśl dane (+) i punkty odpowiadające</text:p>
      <text:p text:style-name="P9"><text:span text:style-name="T1">hold off</text:span><text:tab/>wagom sieci (o)</text:p>
      <text:p text:style-name="P9"/>
      <text:p text:style-name="P9"><text:span text:style-name="T1">vec2ind( sim(net, [0.1; 0.1]) )</text:span><text:tab/>przykładowa klasyfikacja punktu o współrzędnych (0.1, 0.1) – zwracany jest numer klasy (neuronu) do jakiej zaklasyfikowano punkt</text:p>
      <text:p text:style-name="P9"/>
      <text:p text:style-name="P9"/>
      <text:p text:style-name="P2">Dla danych z trzema wejściami wykresy punktów wykreślamy za pomocą funkcji plot3. Przykład:</text:p>
      <text:p text:style-name="P2"/>
      <text:p text:style-name="P5">load dane3d3.txt</text:p>
      <text:p text:style-name="P6">we = dane3d3';</text:p>
      <text:p text:style-name="P6"/>
      <text:p text:style-name="P6">net = newc(minmax(we),3);</text:p>
      <text:p text:style-name="P6"/>
      <text:p text:style-name="P6">w = net.IW{1}</text:p>
      <text:p text:style-name="P6">plot3(we(1,:),we(2,:),we(3,:),'b+',w(:,1),w(:,2),w(:,3),'go'); hold on;</text:p>
      <text:p text:style-name="P6"/>
      <text:p text:style-name="P6">for i=1:20</text:p>
      <text:p text:style-name="P6"><text:s text:c="4"/>net.trainParam.epochs = 1;</text:p>
      <text:p text:style-name="P6"><text:s text:c="4"/>net = train(net,we);</text:p>
      <text:p text:style-name="P6"><text:s text:c="4"/>w = net.IW{1};</text:p>
      <text:p text:style-name="P6"><text:s text:c="4"/>plot3(w(:,1),w(:,2),w(:,3),'go');</text:p>
      <text:p text:style-name="P6">end</text:p>
      <text:p text:style-name="P6"/>
      <text:p text:style-name="P6">w = net.IW{1}</text:p>
      <text:p text:style-name="P6">plot3(w(:,1),w(:,2),w(:,3),'ro'); hold off</text:p>
      <text:p text:style-name="P6"/>
      <text:p text:style-name="P6">vec2ind(sim(net, [0.1; 0.1; 0.1]))</text:p>
      <text:p text:style-name="P7"/>
      <text:p text:style-name="P8">Zadania do wykonania:</text:p>
      <text:p text:style-name="P7"/>
      <text:list xml:id="list30599616" text:style-name="L1">
        <text:list-item>
          <text:p text:style-name="P11">Dla wybranych plików:</text:p>
          <text:list>
            <text:list-item>
              <text:p text:style-name="P11">zapoznać się z danymi,</text:p>
            </text:list-item>
            <text:list-item>
              <text:p text:style-name="P12">dobrać ilość neuronów w sieci oraz po jej nauczeniu (uczenie konkurencyjne) wyznaczyć środki klas (klasterów) danych.</text:p>
            </text:list-item>
          </text:list>
        </text:list-item>
        <text:list-item>
          <text:p text:style-name="P11">Opracować samodzielnie funkcję, do której przekażemy dane i zadaną ilość klastrów. Zadaniem funkcji ma być wyznaczenie środków klastrów z wykorzystaniem uczenia konkurencyjnego.</text:p>
        </text:list-item>
      </text:list>
      <text:p text:style-name="P2"/>
      <text:p text:style-name="P2"><text:span text:style-name="T2">W sprawozdaniu</text:span> zamieszczamy raport z przeprowadzonych eksperymentów i opracowane skrypty i funkcj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/>
    <style:font-face style:name="Arial" svg:font-family="Arial" style:font-family-generic="swis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0pt" fo:font-style="italic" style:font-size-asian="10pt" style:font-style-asian="italic" style:font-name-complex="Lucidasans1" style:font-size-complex="10pt" style:font-style-complex="italic"/>
    </style:style>
    <style:style style:name="List" style:family="paragraph" style:parent-style-name="Text_20_body" style:class="list">
      <style:text-properties style:font-name="Nimbus Roman No9 L" style:font-name-complex="Lucidasans1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name-complex="Lucidasans1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4-06T11:40:47</meta:creation-date>
    <dc:date>2010-03-17T10:47:25.45</dc:date>
    <dc:language>pl-PL</dc:language>
    <meta:editing-cycles>9</meta:editing-cycles>
    <meta:editing-duration>PT01H01M59S</meta:editing-duration>
    <dc:creator>Marcin Pluciński</dc:creator>
    <meta:document-statistic meta:table-count="0" meta:image-count="0" meta:object-count="0" meta:page-count="1" meta:paragraph-count="41" meta:word-count="242" meta:character-count="1829"/>
    <meta:user-defined meta:name="Info 1"/>
    <meta:user-defined meta:name="Info 2"/>
    <meta:user-defined meta:name="Info 3"/>
    <meta:user-defined meta:name="Info 4"/>
  </office:meta>
</office:document-meta>
</file>